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pdata.Apatite.</text:p>
          </table:table-cell>
          <table:table-cell office:value-type="string">
            <text:p>Li</text:p>
          </table:table-cell>
          <table:table-cell office:value-type="string">
            <text:p>(end)=</text:p>
          </table:table-cell>
          <table:table-cell office:value-type="float" office:value="0.01">
            <text:p>0.0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e</text:p>
          </table:table-cell>
          <table:table-cell office:value-type="string">
            <text:p>(end)=</text:p>
          </table:table-cell>
          <table:table-cell office:value-type="float" office:value="0.0002">
            <text:p>0.00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</text:p>
          </table:table-cell>
          <table:table-cell office:value-type="string">
            <text:p>(end)=</text:p>
          </table:table-cell>
          <table:table-cell office:value-type="float" office:value="0.02">
            <text:p>0.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i</text:p>
          </table:table-cell>
          <table:table-cell office:value-type="string">
            <text:p>(end)=</text:p>
          </table:table-cell>
          <table:table-cell office:value-type="float" office:value="0.73">
            <text:p>0.7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K</text:p>
          </table:table-cell>
          <table:table-cell office:value-type="string">
            <text:p>(end)=</text:p>
          </table:table-cell>
          <table:table-cell office:value-type="float" office:value="0.016">
            <text:p>0.01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Rb</text:p>
          </table:table-cell>
          <table:table-cell office:value-type="string">
            <text:p>(end)=</text:p>
          </table:table-cell>
          <table:table-cell office:value-type="float" office:value="0.001">
            <text:p>0.00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r</text:p>
          </table:table-cell>
          <table:table-cell office:value-type="string">
            <text:p>(end)=</text:p>
          </table:table-cell>
          <table:table-cell office:value-type="float" office:value="0.28">
            <text:p>0.28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Y</text:p>
          </table:table-cell>
          <table:table-cell office:value-type="string">
            <text:p>(end)=</text:p>
          </table:table-cell>
          <table:table-cell office:value-type="float" office:value="0.37">
            <text:p>0.37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Zr</text:p>
          </table:table-cell>
          <table:table-cell office:value-type="string">
            <text:p>(end)=</text:p>
          </table:table-cell>
          <table:table-cell office:value-type="float" office:value="0.006">
            <text:p>0.00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Nb</text:p>
          </table:table-cell>
          <table:table-cell office:value-type="string">
            <text:p>(end)=</text:p>
          </table:table-cell>
          <table:table-cell office:value-type="float" office:value="0.002">
            <text:p>0.0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Cs</text:p>
          </table:table-cell>
          <table:table-cell office:value-type="string">
            <text:p>(end)=</text:p>
          </table:table-cell>
          <table:table-cell office:value-type="float" office:value="0.0003">
            <text:p>0.000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a</text:p>
          </table:table-cell>
          <table:table-cell office:value-type="string">
            <text:p>(end)=</text:p>
          </table:table-cell>
          <table:table-cell office:value-type="float" office:value="0.015">
            <text:p>0.01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La</text:p>
          </table:table-cell>
          <table:table-cell office:value-type="string">
            <text:p>(end)=</text:p>
          </table:table-cell>
          <table:table-cell office:value-type="float" office:value="0.28">
            <text:p>0.28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Ce</text:p>
          </table:table-cell>
          <table:table-cell office:value-type="string">
            <text:p>(end)=</text:p>
          </table:table-cell>
          <table:table-cell office:value-type="float" office:value="0.19">
            <text:p>0.19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Pr</text:p>
          </table:table-cell>
          <table:table-cell office:value-type="string">
            <text:p>(end)=</text:p>
          </table:table-cell>
          <table:table-cell office:value-type="float" office:value="0.37">
            <text:p>0.37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m</text:p>
          </table:table-cell>
          <table:table-cell office:value-type="string">
            <text:p>(end)=</text:p>
          </table:table-cell>
          <table:table-cell office:value-type="float" office:value="0.45">
            <text:p>0.4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Gd</text:p>
          </table:table-cell>
          <table:table-cell office:value-type="string">
            <text:p>(end)=</text:p>
          </table:table-cell>
          <table:table-cell office:value-type="float" office:value="0.49">
            <text:p>0.49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Lu</text:p>
          </table:table-cell>
          <table:table-cell office:value-type="string">
            <text:p>(end)=</text:p>
          </table:table-cell>
          <table:table-cell office:value-type="float" office:value="0.23">
            <text:p>0.2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HI</text:p>
          </table:table-cell>
          <table:table-cell office:value-type="string">
            <text:p>(end)=</text:p>
          </table:table-cell>
          <table:table-cell office:value-type="float" office:value="0.004">
            <text:p>0.004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Ta</text:p>
          </table:table-cell>
          <table:table-cell office:value-type="string">
            <text:p>(end)=</text:p>
          </table:table-cell>
          <table:table-cell office:value-type="float" office:value="0.006">
            <text:p>0.00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Pb</text:p>
          </table:table-cell>
          <table:table-cell office:value-type="string">
            <text:p>(end)=</text:p>
          </table:table-cell>
          <table:table-cell office:value-type="float" office:value="0.02">
            <text:p>0.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Th</text:p>
          </table:table-cell>
          <table:table-cell office:value-type="string">
            <text:p>(end)=</text:p>
          </table:table-cell>
          <table:table-cell office:value-type="float" office:value="0.13">
            <text:p>0.1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U</text:p>
          </table:table-cell>
          <table:table-cell office:value-type="string">
            <text:p>(end)=</text:p>
          </table:table-cell>
          <table:table-cell office:value-type="float" office:value="0.0003">
            <text:p>0.0003</text:p>
          </table:table-cell>
          <table:table-cell office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Li</text:p>
          </table:table-cell>
          <table:table-cell office:value-type="string">
            <text:p>_Err(end)=</text:p>
          </table:table-cell>
          <table:table-cell office:value-type="float" office:value="0.01">
            <text:p>0.0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e</text:p>
          </table:table-cell>
          <table:table-cell office:value-type="string">
            <text:p>_Err(end)=</text:p>
          </table:table-cell>
          <table:table-cell office:value-type="float" office:value="0.0004">
            <text:p>0.0004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</text:p>
          </table:table-cell>
          <table:table-cell office:value-type="string">
            <text:p>_Err(end)=</text:p>
          </table:table-cell>
          <table:table-cell office:value-type="float" office:value="0.015">
            <text:p>0.01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i</text:p>
          </table:table-cell>
          <table:table-cell office:value-type="string">
            <text:p>_Err(end)=</text:p>
          </table:table-cell>
          <table:table-cell office:value-type="float" office:value="0.42">
            <text:p>0.4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K</text:p>
          </table:table-cell>
          <table:table-cell office:value-type="string">
            <text:p>_Err(end)=</text:p>
          </table:table-cell>
          <table:table-cell office:value-type="float" office:value="0.008">
            <text:p>0.008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Rb</text:p>
          </table:table-cell>
          <table:table-cell office:value-type="string">
            <text:p>_Err(end)=</text:p>
          </table:table-cell>
          <table:table-cell office:value-type="float" office:value="0.001">
            <text:p>0.00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r</text:p>
          </table:table-cell>
          <table:table-cell office:value-type="string">
            <text:p>_Err(end)=</text:p>
          </table:table-cell>
          <table:table-cell office:value-type="float" office:value="0.15">
            <text:p>0.1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Y</text:p>
          </table:table-cell>
          <table:table-cell office:value-type="string">
            <text:p>_Err(end)=</text:p>
          </table:table-cell>
          <table:table-cell office:value-type="float" office:value="0.16">
            <text:p>0.1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Zr</text:p>
          </table:table-cell>
          <table:table-cell office:value-type="string">
            <text:p>_Err(end)=</text:p>
          </table:table-cell>
          <table:table-cell office:value-type="float" office:value="0.003">
            <text:p>0.00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Nb</text:p>
          </table:table-cell>
          <table:table-cell office:value-type="string">
            <text:p>_Err(end)=</text:p>
          </table:table-cell>
          <table:table-cell office:value-type="float" office:value="0.001">
            <text:p>0.00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Cs</text:p>
          </table:table-cell>
          <table:table-cell office:value-type="string">
            <text:p>_Err(end)=</text:p>
          </table:table-cell>
          <table:table-cell office:value-type="float" office:value="0.0002">
            <text:p>0.00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Ba</text:p>
          </table:table-cell>
          <table:table-cell office:value-type="string">
            <text:p>_Err(end)=</text:p>
          </table:table-cell>
          <table:table-cell office:value-type="float" office:value="0.005">
            <text:p>0.00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La</text:p>
          </table:table-cell>
          <table:table-cell office:value-type="string">
            <text:p>_Err(end)=</text:p>
          </table:table-cell>
          <table:table-cell office:value-type="float" office:value="0.08">
            <text:p>0.08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Ce</text:p>
          </table:table-cell>
          <table:table-cell office:value-type="string">
            <text:p>_Err(end)=</text:p>
          </table:table-cell>
          <table:table-cell office:value-type="float" office:value="0.11">
            <text:p>0.1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Pr</text:p>
          </table:table-cell>
          <table:table-cell office:value-type="string">
            <text:p>_Err(end)=</text:p>
          </table:table-cell>
          <table:table-cell office:value-type="float" office:value="0.12">
            <text:p>0.1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Sm</text:p>
          </table:table-cell>
          <table:table-cell office:value-type="string">
            <text:p>_Err(end)=</text:p>
          </table:table-cell>
          <table:table-cell office:value-type="float" office:value="0.15">
            <text:p>0.15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Gd</text:p>
          </table:table-cell>
          <table:table-cell office:value-type="string">
            <text:p>_Err(end)=</text:p>
          </table:table-cell>
          <table:table-cell office:value-type="float" office:value="0.17">
            <text:p>0.17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Lu</text:p>
          </table:table-cell>
          <table:table-cell office:value-type="string">
            <text:p>_Err(end)=</text:p>
          </table:table-cell>
          <table:table-cell office:value-type="float" office:value="0.1">
            <text:p>0.1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HI</text:p>
          </table:table-cell>
          <table:table-cell office:value-type="string">
            <text:p>_Err(end)=</text:p>
          </table:table-cell>
          <table:table-cell office:value-type="float" office:value="0.002">
            <text:p>0.002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Ta</text:p>
          </table:table-cell>
          <table:table-cell office:value-type="string">
            <text:p>_Err(end)=</text:p>
          </table:table-cell>
          <table:table-cell office:value-type="float" office:value="0.003">
            <text:p>0.00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Pb</text:p>
          </table:table-cell>
          <table:table-cell office:value-type="string">
            <text:p>_Err(end)=</text:p>
          </table:table-cell>
          <table:table-cell office:value-type="float" office:value="0.03">
            <text:p>0.03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Th</text:p>
          </table:table-cell>
          <table:table-cell office:value-type="string">
            <text:p>_Err(end)=</text:p>
          </table:table-cell>
          <table:table-cell office:value-type="float" office:value="0.06">
            <text:p>0.06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data.Apatite.</text:p>
          </table:table-cell>
          <table:table-cell office:value-type="string">
            <text:p>U</text:p>
          </table:table-cell>
          <table:table-cell office:value-type="string">
            <text:p>_Err(end)=</text:p>
          </table:table-cell>
          <table:table-cell office:value-type="float" office:value="0.0001">
            <text:p>0.0001</text:p>
          </table:table-cell>
          <table:table-cell office:value-type="string">
            <text:p>;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0000-00-00T21:52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8:51:30</meta:creation-date>
    <dc:date>2014-05-15T10:15:41</dc:date>
    <meta:editing-duration>PT11H26M20S</meta:editing-duration>
    <meta:editing-cycles>6</meta:editing-cycles>
    <meta:generator>LibreOffice/4.0.5.2$MacOSX_x86 LibreOffice_project/5464147a081647a250913f19c0715bca595af2f</meta:generator>
    <meta:document-statistic meta:table-count="1" meta:cell-count="230" meta:object-count="0"/>
  </office:meta>
</office:document-meta>
</file>